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15b7c" officeooo:paragraph-rsid="00115b7c" style:font-weight-asian="bold" style:font-weight-complex="bold"/>
    </style:style>
    <style:style style:name="P2" style:family="paragraph" style:parent-style-name="Standard">
      <style:paragraph-properties fo:line-height="200%"/>
      <style:text-properties fo:font-weight="bold" officeooo:rsid="00115b7c" officeooo:paragraph-rsid="00115b7c" style:font-weight-asian="bold" style:font-weight-complex="bold"/>
    </style:style>
    <style:style style:name="P3" style:family="paragraph" style:parent-style-name="Standard">
      <style:paragraph-properties fo:line-height="200%"/>
      <style:text-properties fo:font-weight="normal" officeooo:rsid="0013827e" officeooo:paragraph-rsid="0013827e" style:font-weight-asian="normal" style:font-weight-complex="normal"/>
    </style:style>
    <style:style style:name="P4" style:family="paragraph" style:parent-style-name="Standard">
      <style:paragraph-properties fo:line-height="200%"/>
      <style:text-properties fo:font-weight="normal" officeooo:rsid="0017164d" officeooo:paragraph-rsid="0017164d" style:font-weight-asian="normal" style:font-weight-complex="normal"/>
    </style:style>
    <style:style style:name="P5" style:family="paragraph" style:parent-style-name="Standard">
      <style:paragraph-properties fo:line-height="200%"/>
      <style:text-properties fo:font-weight="bold" officeooo:rsid="00115b7c" officeooo:paragraph-rsid="001b1c35" style:font-weight-asian="bold" style:font-weight-complex="bold"/>
    </style:style>
    <style:style style:name="T1" style:family="text">
      <style:text-properties fo:font-weight="normal" officeooo:rsid="00178a1a" style:font-weight-asian="normal" style:font-weight-complex="normal"/>
    </style:style>
    <style:style style:name="T2" style:family="text">
      <style:text-properties fo:font-weight="normal" officeooo:rsid="0018cb3d" style:font-weight-asian="normal" style:font-weight-complex="normal"/>
    </style:style>
    <style:style style:name="T3" style:family="text">
      <style:text-properties fo:font-weight="normal" officeooo:rsid="00197d01" style:font-weight-asian="normal" style:font-weight-complex="normal"/>
    </style:style>
    <style:style style:name="T4" style:family="text">
      <style:text-properties fo:font-weight="normal" officeooo:rsid="001b1c35" style:font-weight-asian="normal" style:font-weight-complex="normal"/>
    </style:style>
    <style:style style:name="T5" style:family="text">
      <style:text-properties fo:font-weight="normal" officeooo:rsid="001cb47a" style:font-weight-asian="normal" style:font-weight-complex="normal"/>
    </style:style>
    <style:style style:name="T6" style:family="text">
      <style:text-properties officeooo:rsid="001569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Solvable with a Queue</text:p>
      <text:p text:style-name="P1"/>
      <text:p text:style-name="P3"><text:tab/>The queue is a useful structure for any FIFO problem. <text:s/>For example any time there is a need to serve people in order, a queue is an appropriate way to handle the situation. <text:s/><text:span text:style-name="T6">In computer programs/functions the queue is useful for multi-player, turn-based games, or round-robin scheduling of computing processes. <text:s/>For a turn-based game a queue can take the node that stores the information for the last user and deque that node, and then add that node to the front of the queue. <text:s/>This puts the player back in line to go again, and allows the game to use the next player to be dequed to make a move. <text:s/></text:span></text:p>
      <text:p text:style-name="P2">Report </text:p>
      <text:p text:style-name="P5"><text:tab/><text:span text:style-name="T3">The ArrayQueue </text:span><text:span text:style-name="T4">has a fixed capacity and will store elements starting at index 0. <text:s/>Elements can be qued or dequed by shifting elements a cell forward or backward. <text:s/>This operation runs on O(1). <text:s/>The</text:span><text:span text:style-name="T3"> NodeQueue </text:span><text:span text:style-name="T4">works by implementing a singly linked list. <text:s/>The elements can be enqued by reassigning the new node as the head of the list. <text:s/>They can also be dequed by removing the last node and reassigning the tale to the next node in line. The NodeQueue is more expensive to implement because a new node must be created for each new link and the size counter must be incremented. <text:s/>The array-based queue must only add a new index and shifting cells.</text:span></text:p>
      <text:p text:style-name="P5"><text:span text:style-name="T4"><text:tab/>The Josephus program is not very efficient. <text:s/>It would be better implemented if it used a modulus operator to divide the number of steps into the number of children and then move the number of steps that the modulus operator produces. <text:s/>The list would reach the appropriate child much faster than repeatedly cycling through a </text:span><text:span text:style-name="T5">list thousands of times. <text:s/></text:span></text:p>
      <text:p text:style-name="P2">Worst-Case Time Complexity</text:p>
      <text:p text:style-name="P2"><text:tab/><text:span text:style-name="T1">The worst case time complexity is O(nk). <text:s/>The reason for this is that the Josephus method</text:span><text:span text:style-name="T2"> enters a while loop n number of times, and in the while loop, it enters a for loop k number of times. <text:s/></text:span></text:p>
      <text:p text:style-name="P2">Analysis of JosephusSolver's efficiency when it is run in different configurations</text:p>
      <text:p text:style-name="P2"><text:tab/><text:span text:style-name="T1">The JosephusSolver's efficiency was much greater when the number of children were smaller </text:span><text:soft-page-break/><text:span text:style-name="T1">and the number of steps were greater. <text:s/>This makes sense because as the number of children increase, the while loop is entered a proportional number of times and the number of steps in constant. <text:s/>When the number of children is the same and the number of steps increases, the for loop inside the while loop in entered a greater number of times. <text:s/>Support for these statements can be found in Table 1 and Table 2 of the Output section of this Lab submission.</text:span></text:p>
      <text:p text:style-name="P2">Reflection on Challenges</text:p>
      <text:p text:style-name="P4"><text:tab/>Implementing the command line arguments was a challenging part of the lab for me. <text:s/>I eventually got it when a classmate assisted me. <text:s/>Using the parseInt and toString methods were crucial in resolving this issue. <text:s/>Another issue I had was in creating the list of names. <text:s/>I began by having an array with many names and then the array of the goal size as specified by the ChildrenNum variable would copy the names up to the number of children desired. <text:s/>This strategy was discarded, instead each child was numbered. <text:s/>This made implementation much easier, although the children were dehumanized and treated like just a number. <text:s/>It was a sad momen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15:56:57.602478546</meta:creation-date>
    <meta:generator>LibreOffice/4.2.7.2$Linux_X86_64 LibreOffice_project/420m0$Build-2</meta:generator>
    <dc:date>2015-04-10T00:58:43.218123836</dc:date>
    <meta:editing-duration>P0D</meta:editing-duration>
    <meta:editing-cycles>3</meta:editing-cycles>
    <meta:document-statistic meta:table-count="0" meta:image-count="0" meta:object-count="0" meta:page-count="2" meta:paragraph-count="11" meta:word-count="550" meta:character-count="3145" meta:non-whitespace-character-count="2568"/>
  </office:meta>
</office:document-meta>
</file>